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paragraph-rsid="00037a3f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fo:font-style="italic" fo:font-weight="normal" officeooo:paragraph-rsid="00037a3f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Heading_20_2">
      <style:text-properties fo:language="en" fo:country="US" officeooo:paragraph-rsid="00037a3f"/>
    </style:style>
    <style:style style:name="T1" style:family="text">
      <style:text-properties officeooo:rsid="00208c4a"/>
    </style:style>
    <style:style style:name="T2" style:family="text">
      <style:text-properties officeooo:rsid="00037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llectual Piracy and the Origins of American Industrial Power</text:p>
      <text:p text:style-name="P1">DORON S. BEN-ATAR</text:p>
      <text:h text:style-name="P3" text:outline-level="2">CHAPTER <text:span text:style-name="T2">1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Lengemann</meta:initial-creator>
    <meta:creation-date>2014-08-04T09:18:13.222778579</meta:creation-date>
    <dc:date>2014-08-04T09:19:10.856049811</dc:date>
    <dc:creator>Guillermo Lengemann</dc:creator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90" meta:non-whitespace-character-count="79"/>
    <meta:generator>LibreOffice/4.2.4.2$Linux_X86_64 LibreOffice_project/63150712c6d317d27ce2db16eb94c2f3d7b699f8</meta:generator>
  </office:meta>
</office:document-meta>
</file>